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f63e6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74034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87e48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99f61"/>
    </style:style>
    <style:style style:name="P6" style:family="paragraph" style:parent-style-name="Standard">
      <style:paragraph-properties fo:text-align="start" style:justify-single-word="false"/>
      <style:text-properties officeooo:rsid="001afbdc" officeooo:paragraph-rsid="001afbdc"/>
    </style:style>
    <style:style style:name="P7" style:family="paragraph" style:parent-style-name="Standard">
      <style:paragraph-properties fo:text-align="start" style:justify-single-word="false"/>
      <style:text-properties officeooo:rsid="001b7424" officeooo:paragraph-rsid="001b7424"/>
    </style:style>
    <style:style style:name="P8" style:family="paragraph" style:parent-style-name="Standard">
      <style:paragraph-properties fo:text-align="start" style:justify-single-word="false"/>
      <style:text-properties officeooo:rsid="001d626e" officeooo:paragraph-rsid="001d626e"/>
    </style:style>
    <style:style style:name="P9" style:family="paragraph" style:parent-style-name="Standard">
      <style:paragraph-properties fo:text-align="start" style:justify-single-word="false"/>
      <style:text-properties officeooo:rsid="00202a9f" officeooo:paragraph-rsid="00202a9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74034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87e4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99f6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d626e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f63e6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f63e6" officeooo:paragraph-rsid="00265003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afbdc" officeooo:paragraph-rsid="001afbdc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b7424" officeooo:paragraph-rsid="001b7424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202a9f" officeooo:paragraph-rsid="00202a9f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21c643"/>
    </style:style>
    <style:style style:name="T6" style:family="text">
      <style:text-properties style:text-position="0% 100%" officeooo:rsid="00257b63"/>
    </style:style>
    <style:style style:name="T7" style:family="text">
      <style:text-properties officeooo:rsid="00257b63"/>
    </style:style>
    <style:style style:name="T8" style:family="text">
      <style:text-properties officeooo:rsid="002047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4235105109885670792" text:style-name="L1">
        <text:list-item>
          <text:p text:style-name="P10">A 7-kg dog is running at a speed of 11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74859273395831" text:continue-numbering="true" text:style-name="L1">
        <text:list-item>
          <text:p text:style-name="P11">The Flash is running at a relatively leisurely (for him) speed of <text:s/>25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74858107996624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75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74859869938867" text:continue-numbering="true" text:style-name="L1">
        <text:list-item>
          <text:p text:style-name="P13">A Meteorite is traveling at 12000 m/s. <text:s/>If it has a kinetic energy of 6.25 x 10<text:span text:style-name="T1">7</text:span><text:span text:style-name="T6">J</text:span>, what is its <text:span text:style-name="T7">mass</text:span>? 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74858667154524" text:continue-numbering="true" text:style-name="L1">
        <text:list-item>
          <text:p text:style-name="P15"><text:s/>Sofia lifts a 5 kg bowling ball a height of 1 meter. <text:s/>She then exerts a horizontal force of 20<text:span text:style-name="T5">0</text:span> N on the bowling ball for a distance of 2 meters. <text:s/><text:span text:style-name="T8">The mass of a bowling pin is 1.5 kg and the length of a bowling lane is 18.288 m.</text:span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859643364117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</text:p>
      <text:list xml:id="list74859051993203" text:continue-numbering="true" text:style-name="L1">
        <text:list-item>
          <text:p text:style-name="P16">A regulation basketball has a mass of 0.625 kg. <text:s/>If it has 25 J of energy, how fast is the basketball traveling?</text:p>
        </text:list-item>
      </text:list>
      <text:p text:style-name="P6"/>
      <text:p text:style-name="P6"/>
      <text:p text:style-name="P6"/>
      <text:p text:style-name="P6"/>
      <text:list xml:id="list74859658172212" text:continue-numbering="true" text:style-name="L1">
        <text:list-item>
          <text:p text:style-name="P17">A stick of dynamite delivers an energy of approximately 1 MJ. <text:s/>If a rock of mass 500 kg absorbs all the energy of the b<text:span text:style-name="T4">l</text:span>ast, how fast would it be going? <text:s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4858166447307" text:continue-numbering="true" text:style-name="L1">
        <text:list-item>
          <text:p text:style-name="P18">A cement truck is coasting along a frictionless road. <text:s/>As the cement truck travels, a stream of cement is leaking out of the truck. </text:p>
          <text:list>
            <text:list-item>
              <text:p text:style-name="P18"><text:s/>Is the kinetic energy of the cement truck increasing, decreasing, or remaining the same? Explain your answer.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74858982126040" text:continue-numbering="true" text:style-name="L1">
        <text:list-item>
          <text:list>
            <text:list-item>
              <text:p text:style-name="P18">Is the kinetic energy of the Cement-Mixer Cement-Stream system increasing, decreasing, or remaining the same? <text:s/>Explain your answer. <text:s/></text:p>
            </text:list-item>
          </text:list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12-02T07:48:57.726070918" text:date-adjust="PT24H00M00S">12/03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09.303527777</meta:creation-date>
    <meta:editing-duration>PT31M34S</meta:editing-duration>
    <meta:editing-cycles>19</meta:editing-cycles>
    <meta:generator>LibreOffice/4.3.7.2$Linux_X86_64 LibreOffice_project/430$Build-2</meta:generator>
    <dc:date>2016-12-02T07:48:57.635730123</dc:date>
    <meta:document-statistic meta:table-count="0" meta:image-count="2" meta:object-count="0" meta:page-count="2" meta:paragraph-count="15" meta:word-count="384" meta:character-count="2036" meta:non-whitespace-character-count="1622"/>
  </office:meta>
</office:document-meta>
</file>